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Adobe Caslon Pro Bold" svg:font-family="'Adobe Caslon Pro Bold'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b73b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3eacc8" officeooo:paragraph-rsid="003eacc8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_5f_Paragraphe_20_livret_20_">
      <style:paragraph-properties fo:margin-top="0cm" fo:margin-bottom="0cm" loext:contextual-spacing="false"/>
    </style:style>
    <style:style style:name="P25" style:family="paragraph" style:parent-style-name="_5f_Paragraphe_20_livret_20_">
      <style:paragraph-properties fo:margin-top="0cm" fo:margin-bottom="0cm" loext:contextual-spacing="false" fo:text-align="start" style:justify-single-word="false"/>
      <style:text-properties officeooo:paragraph-rsid="00699555"/>
    </style:style>
    <style:style style:name="P26" style:family="paragraph" style:parent-style-name="_5f_Paragraphe_20_livret_20_">
      <style:text-properties officeooo:paragraph-rsid="00459d77"/>
    </style:style>
    <style:style style:name="P27" style:family="paragraph" style:parent-style-name="_5f_Paragraphe_20_livret_20_">
      <style:paragraph-properties fo:margin-top="0.199cm" fo:margin-bottom="0.101cm" loext:contextual-spacing="false"/>
      <style:text-properties officeooo:paragraph-rsid="0042c5fe"/>
    </style:style>
    <style:style style:name="P28" style:family="paragraph" style:parent-style-name="_5f_Paragraphe_20_livret_20_">
      <style:paragraph-properties fo:margin-top="0.101cm" fo:margin-bottom="0.169cm" loext:contextual-spacing="false"/>
      <style:text-properties officeooo:paragraph-rsid="00459d77"/>
    </style:style>
    <style:style style:name="P29" style:family="paragraph" style:parent-style-name="_5f_Paragraphe_20_livret_20_">
      <style:paragraph-properties fo:margin-top="0.101cm" fo:margin-bottom="0.499cm" loext:contextual-spacing="false"/>
      <style:text-properties officeooo:paragraph-rsid="00459d77"/>
    </style:style>
    <style:style style:name="P30" style:family="paragraph" style:parent-style-name="_5f_Paragraphe_20_livret_20_">
      <style:paragraph-properties fo:margin-top="0cm" fo:margin-bottom="0.15cm" loext:contextual-spacing="false"/>
    </style:style>
    <style:style style:name="P31" style:family="paragraph" style:parent-style-name="FILET_5f_POINTILLES" style:list-style-name="liste_5f_abc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42c5fe"/>
    </style:style>
    <style:style style:name="P32" style:family="paragraph" style:parent-style-name="FILET_5f_POINTILLES" style:list-style-name="liste_5f_abc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47548a"/>
    </style:style>
    <style:style style:name="P33" style:family="paragraph" style:parent-style-name="FILET_5f_POINTILLES" style:list-style-name="liste_5f_abc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4f025"/>
    </style:style>
    <style:style style:name="P34" style:family="paragraph" style:parent-style-name="_5f_Paragraphe_20_livret_20_" style:list-style-name="liste_5f_abc">
      <style:text-properties officeooo:paragraph-rsid="00459d77"/>
    </style:style>
    <style:style style:name="P35" style:family="paragraph" style:parent-style-name="_5f_Paragraphe_20_livret_20_" style:list-style-name="liste_5f_abc">
      <style:paragraph-properties fo:margin-top="0.101cm" fo:margin-bottom="0cm" loext:contextual-spacing="false"/>
      <style:text-properties officeooo:paragraph-rsid="0042c5fe"/>
    </style:style>
    <style:style style:name="P36" style:family="paragraph" style:parent-style-name="_5f_Paragraphe_20_livret_20_" style:list-style-name="liste_5f_abc">
      <style:paragraph-properties fo:margin-top="0.101cm" fo:margin-bottom="0cm" loext:contextual-spacing="false"/>
      <style:text-properties officeooo:paragraph-rsid="00459d77"/>
    </style:style>
    <style:style style:name="P37" style:family="paragraph" style:parent-style-name="_5f_Paragraphe_20_livret_20_" style:list-style-name="liste_5f_abc">
      <style:paragraph-properties fo:margin-top="0.199cm" fo:margin-bottom="0cm" loext:contextual-spacing="false" fo:text-align="start" style:justify-single-word="false"/>
      <style:text-properties officeooo:paragraph-rsid="006da44a"/>
    </style:style>
    <style:style style:name="P38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42c5fe"/>
    </style:style>
    <style:style style:name="P39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459d77"/>
    </style:style>
    <style:style style:name="P40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544875"/>
    </style:style>
    <style:style style:name="P41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47548a"/>
    </style:style>
    <style:style style:name="P42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560eb0"/>
    </style:style>
    <style:style style:name="P43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58a096"/>
    </style:style>
    <style:style style:name="P44" style:family="paragraph" style:parent-style-name="_5f_Pied_20_de_20_page" style:list-style-name="">
      <style:paragraph-properties fo:text-align="end" style:justify-single-word="false"/>
    </style:style>
    <style:style style:name="P45" style:family="paragraph" style:parent-style-name="_5f_Pied_20_de_20_page">
      <style:paragraph-properties fo:text-align="end" style:justify-single-word="false"/>
    </style:style>
    <style:style style:name="P46" style:family="paragraph" style:parent-style-name="_5f_Pied_20_de_20_page" style:list-style-name=""/>
    <style:style style:name="P4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8" style:family="paragraph" style:parent-style-name="_5f_Titre_20_d_27_exercices_20_livret_20_sans_20_titre" style:list-style-name="Num_5f_Exo"/>
    <style:style style:name="P49" style:family="paragraph" style:parent-style-name="_5f_Titre_20_d_27_exercices_20_livret_20_sans_20_titre" style:list-style-name="Num_5f_Exo" style:master-page-name="_5f_Fiche_20_éditeur_20_série_20_2_20_une_20_colonne_20_impaire_20__28_G_29_">
      <style:paragraph-properties fo:margin-top="0cm" fo:margin-bottom="0.199cm" loext:contextual-spacing="false" style:page-number="92" fo:break-before="auto" fo:break-after="auto"/>
      <style:text-properties officeooo:paragraph-rsid="0042c5fe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indent="0cm" style:writing-mode="lr-tb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text-align="center"/>
    </style:style>
    <style:style style:name="P5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57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60130a"/>
    </style:style>
    <style:style style:name="T6" style:family="text">
      <style:text-properties officeooo:rsid="00344eec"/>
    </style:style>
    <style:style style:name="T7" style:family="text">
      <style:text-properties officeooo:rsid="002ab73b"/>
    </style:style>
    <style:style style:name="T8" style:family="text">
      <style:text-properties style:font-style-asian="normal" style:font-style-complex="normal"/>
    </style:style>
    <style:style style:name="T9" style:family="text">
      <style:text-properties officeooo:rsid="0040abc6" style:font-style-asian="normal" style:font-style-complex="normal"/>
    </style:style>
    <style:style style:name="T10" style:family="text">
      <style:text-properties officeooo:rsid="00435b04"/>
    </style:style>
    <style:style style:name="T11" style:family="text">
      <style:text-properties officeooo:rsid="00459d77"/>
    </style:style>
    <style:style style:name="T12" style:family="text">
      <style:text-properties officeooo:rsid="0047548a"/>
    </style:style>
    <style:style style:name="T13" style:family="text">
      <style:text-properties officeooo:rsid="00531c09"/>
    </style:style>
    <style:style style:name="T14" style:family="text">
      <style:text-properties officeooo:rsid="005e186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60130a" style:font-style-asian="normal" style:font-style-complex="normal"/>
    </style:style>
    <style:style style:name="T17" style:family="text">
      <style:text-properties fo:color="#c74028" fo:font-weight="bold" officeooo:rsid="005e186c" style:font-weight-asian="bold" style:font-weight-complex="bold"/>
    </style:style>
    <style:style style:name="T18" style:family="text">
      <style:text-properties fo:letter-spacing="-0.004cm" officeooo:rsid="0047548a"/>
    </style:style>
    <style:style style:name="T19" style:family="text">
      <style:text-properties fo:letter-spacing="-0.004cm" officeooo:rsid="00435b04"/>
    </style:style>
    <style:style style:name="T20" style:family="text">
      <style:text-properties fo:letter-spacing="-0.007cm" officeooo:rsid="00459d77"/>
    </style:style>
    <style:style style:name="T21" style:family="text">
      <style:text-properties officeooo:rsid="00699555"/>
    </style:style>
    <style:style style:name="T22" style:family="text">
      <style:text-properties style:font-name="Adobe Caslon Pro Bold" officeooo:rsid="00699555" style:font-name-asian="Adobe Caslon Pro Bold" style:font-name-complex="Adobe Caslon Pro Bold"/>
    </style:style>
    <style:style style:name="T23" style:family="text">
      <style:text-properties fo:color="#000000" style:font-name="Bitstream Vera Sans2" fo:font-size="10pt" fo:font-style="normal" fo:font-weight="normal" officeooo:rsid="00699555" fo:background-color="transparent" loext:char-shading-value="0" style:font-size-asian="12pt" style:font-style-asian="normal" style:font-size-complex="12pt" style:font-style-complex="normal"/>
    </style:style>
    <style:style style:name="T24" style:family="text">
      <style:text-properties fo:color="#000000" style:font-name="Bitstream Vera Sans2" fo:font-size="10pt" fo:font-style="normal" fo:font-weight="normal" officeooo:rsid="005e186c" fo:background-color="transparent" loext:char-shading-value="0" style:font-size-asian="12pt" style:font-style-asian="italic" style:font-size-complex="12pt" style:font-style-complex="italic"/>
    </style:style>
    <style:style style:name="T25" style:family="text">
      <style:text-properties fo:color="#000000" style:font-name="Bitstream Vera Sans2" fo:font-size="10pt" fo:font-style="normal" fo:font-weight="normal" officeooo:rsid="00699555" fo:background-color="transparent" loext:char-shading-value="0" style:font-size-asian="12pt" style:font-style-asian="italic" style:font-size-complex="12pt" style:font-style-complex="italic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2.515cm" fo:min-width="2.35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80628802" text:style-name="Num_5f_Exo">
        <text:list-item>
          <text:list>
            <text:list-item>
              <text:list>
                <text:list-item>
                  <text:h text:style-name="P49" text:outline-level="1"><text:soft-page-break/><text:span text:style-name="_5f_BVS"><text:span text:style-name="T10"> </text:span></text:span><text:span text:style-name="_5f_BVS"><text:span text:style-name="T19">ABCD est un carré. ABE, HBC et BDG sont trois triangles équilatéraux disposés comme sur la figure ci-dessous.</text:span></text:span></text:h>
                </text:list-item>
              </text:list>
            </text:list-item>
          </text:list>
        </text:list-item>
      </text:list>
      <text:p text:style-name="P24"><draw:g text:anchor-type="paragraph" draw:z-index="6" draw:name="Forme5" draw:style-name="gr1"><draw:custom-shape draw:style-name="gr2" draw:text-style-name="P50" svg:width="2.885cm" svg:height="2.802cm" svg:x="2.464cm" svg:y="0.328cm"><text:p/><draw:enhanced-geometry svg:viewBox="0 0 21600 21600" draw:type="rectangle" draw:enhanced-path="M 0 0 L 21600 0 21600 21600 0 21600 0 0 Z N"/></draw:custom-shape><draw:frame draw:style-name="gr3" draw:text-style-name="P52" svg:width="0.72cm" svg:height="0.772cm" svg:x="2.03cm" svg:y="-0.199cm"><draw:text-box><text:p text:style-name="P51"><text:span text:style-name="T26">D</text:span></text:p></draw:text-box></draw:frame><draw:frame draw:style-name="gr3" draw:text-style-name="P52" svg:width="0.722cm" svg:height="0.772cm" svg:x="5.185cm" svg:y="-0.199cm"><draw:text-box><text:p text:style-name="P51"><text:span text:style-name="T26">C</text:span></text:p></draw:text-box></draw:frame><draw:frame draw:style-name="gr4" draw:text-style-name="P52" svg:width="0.72cm" svg:height="0.773cm" svg:x="2.03cm" svg:y="3.061cm"><draw:text-box><text:p text:style-name="P51"><text:span text:style-name="T26">A</text:span></text:p></draw:text-box></draw:frame><draw:frame draw:style-name="gr4" draw:text-style-name="P52" svg:width="0.722cm" svg:height="0.773cm" svg:x="5.185cm" svg:y="3.061cm"><draw:text-box><text:p text:style-name="P51"><text:span text:style-name="T26">B</text:span></text:p></draw:text-box></draw:frame><draw:line draw:style-name="gr5" draw:text-style-name="P53" svg:x1="3.906cm" svg:y1="0.725cm" svg:x2="2.462cm" svg:y2="3.156cm"><text:p/></draw:line><draw:line draw:style-name="gr5" draw:text-style-name="P53" svg:x1="3.906cm" svg:y1="0.725cm" svg:x2="5.35cm" svg:y2="3.156cm"><text:p/></draw:line><draw:frame draw:style-name="gr4" draw:text-style-name="P52" svg:width="0.727cm" svg:height="0.773cm" svg:x="3.825cm" svg:y="0.36cm"><draw:text-box><text:p text:style-name="P51"><text:span text:style-name="T26">E</text:span></text:p></draw:text-box></draw:frame><draw:line draw:style-name="gr5" draw:text-style-name="P53" svg:x1="7.829cm" svg:y1="1.726cm" svg:x2="5.327cm" svg:y2="3.13cm"><text:p/></draw:line><draw:line draw:style-name="gr5" draw:text-style-name="P53" svg:x1="5.327cm" svg:y1="0.322cm" svg:x2="7.829cm" svg:y2="1.726cm"><text:p/></draw:line><draw:frame draw:style-name="gr6" draw:text-style-name="P52" svg:width="0.509cm" svg:height="0.775cm" svg:x="7.697cm" svg:y="1.452cm"><draw:text-box><text:p text:style-name="P51"><text:span text:style-name="T26">H</text:span></text:p></draw:text-box></draw:frame><draw:line draw:style-name="gr5" draw:text-style-name="P53" svg:x1="2.462cm" svg:y1="0.322cm" svg:x2="5.351cm" svg:y2="3.152cm"><text:p/></draw:line><draw:line draw:style-name="gr5" draw:text-style-name="P53" svg:x1="1.374cm" svg:y1="4.146cm" svg:x2="5.34cm" svg:y2="3.13cm"><text:p/></draw:line><draw:line draw:style-name="gr5" draw:text-style-name="P53" svg:x1="2.452cm" svg:y1="0.305cm" svg:x2="1.374cm" svg:y2="4.151cm"><text:p/></draw:line><draw:frame draw:style-name="gr7" draw:text-style-name="P52" svg:width="0.72cm" svg:height="0.659cm" svg:x="0.945cm" svg:y="4.071cm"><draw:text-box><text:p text:style-name="P51"><text:span text:style-name="T26">G</text:span></text:p></draw:text-box></draw:frame></draw:g><text:span text:style-name="_5f_BVS"/></text:p>
      <text:p text:style-name="P24"><text:span text:style-name="_5f_BVS"/></text:p>
      <text:p text:style-name="P24"><text:span text:style-name="_5f_BVS"/></text:p>
      <text:p text:style-name="P24"><text:span text:style-name="_5f_BVS"/></text:p>
      <text:p text:style-name="P24"><text:span text:style-name="_5f_BVS"/></text:p>
      <text:p text:style-name="P30"><text:span text:style-name="_5f_BVS"/></text:p>
      <text:p text:style-name="P24"><text:span text:style-name="_5f_BVS"/></text:p>
      <text:p text:style-name="P24"><text:span text:style-name="_5f_BVS"/></text:p>
      <text:p text:style-name="P24"><text:span text:style-name="_5f_BVS"/></text:p>
      <text:p text:style-name="P24"><text:span text:style-name="_5f_BVS"/></text:p>
      <text:p text:style-name="P24"><text:span text:style-name="_5f_BVS"/></text:p>
      <text:list xml:id="list1182205599" text:style-name="liste_5f_abc">
        <text:list-item>
          <text:list>
            <text:list-item>
              <text:list>
                <text:list-item text:start-value="1">
                  <text:p text:style-name="P35"><text:span text:style-name="_5f_BVS"><text:span text:style-name="T10">Démontre que les points A, G et C appartiennent à la même droite.</text:span></text:span></text:p>
                </text:list-item>
              </text:list>
            </text:list-item>
          </text:list>
          <text:p text:style-name="P31"><text:span text:style-name="_5f_pointillés_20_gris"><text:span text:style-name="T8"><text:tab/></text:span></text:span></text:p>
          <text:p text:style-name="P31"><text:span text:style-name="_5f_pointillés_20_gris"><text:span text:style-name="T9"><text:tab/></text:span></text:span></text:p>
          <text:p text:style-name="P31"><text:span text:style-name="_5f_pointillés_20_gris"><text:span text:style-name="T8"><text:tab/></text:span></text:span></text:p>
          <text:p text:style-name="P31"><text:span text:style-name="_5f_pointillés_20_gris"><text:span text:style-name="T9"><text:tab/></text:span></text:span></text:p>
          <text:p text:style-name="P31"><text:span text:style-name="_5f_pointillés_20_gris"><text:span text:style-name="T8"><text:tab/></text:span></text:span></text:p>
        </text:list-item>
      </text:list>
      <text:p text:style-name="P27"><text:span text:style-name="_5f_BVS">On appelle </text:span><text:span text:style-name="_5f_variables"><text:span text:style-name="T4">r</text:span></text:span><text:span text:style-name="_5f_BVS"> la rotation de centre B qui transforme A en E. </text:span><text:span text:style-name="_5f_BVS"><text:span text:style-name="T10">Par cette rotation, quelle est :</text:span></text:span></text:p>
      <text:list xml:id="list170442380597160" text:continue-numbering="true" text:style-name="liste_5f_abc">
        <text:list-item>
          <text:list>
            <text:list-item>
              <text:p text:style-name="P37"><text:span text:style-name="_5f_BVS"><text:span text:style-name="T22">• </text:span></text:span><text:span text:style-name="_5f_BVS"><text:span text:style-name="T21">l’image de G ?</text:span></text:span><text:span text:style-name="_5f_pointillés_20_gris"><text:span text:style-name="T10"> ……..</text:span></text:span><text:span text:style-name="_5f_BVS"><text:span text:style-name="T10"> </text:span></text:span><text:span text:style-name="_5f_BVS"><text:span text:style-name="T22">• </text:span></text:span><text:span text:style-name="_5f_BVS"><text:span text:style-name="T10">l’image de C ? </text:span></text:span><text:span text:style-name="_5f_pointillés_20_gris"><text:span text:style-name="T10">……..</text:span></text:span></text:p>
            </text:list-item>
          </text:list>
        </text:list-item>
      </text:list>
      <text:p text:style-name="P25"><text:span text:style-name="_5f_BVS"><text:span text:style-name="T10">Justifie.</text:span></text:span></text:p>
      <text:list xml:id="list170442744940342" text:continue-numbering="true" text:style-name="liste_5f_abc">
        <text:list-header>
          <text:p text:style-name="P31"><text:span text:style-name="_5f_pointillés_20_gris"><text:span text:style-name="T8"><text:tab/></text:span></text:span></text:p>
          <text:p text:style-name="P31"><text:span text:style-name="_5f_pointillés_20_gris"><text:span text:style-name="T9"><text:tab/></text:span></text:span></text:p>
          <text:p text:style-name="P31"><text:span text:style-name="_5f_pointillés_20_gris"><text:span text:style-name="T8"><text:tab/></text:span></text:span></text:p>
          <text:p text:style-name="P31"><text:span text:style-name="_5f_pointillés_20_gris"><text:span text:style-name="T9"><text:tab/></text:span></text:span></text:p>
          <text:list text:continue-numbering="true">
            <text:list-item>
              <text:p text:style-name="P38"><text:span text:style-name="_5f_BVS">En utilisant la propriét</text:span><text:span text:style-name="_5f_BVS"><text:span text:style-name="T15">é « </text:span></text:span><text:span text:style-name="_5f_BVS"><text:span text:style-name="T23">s</text:span></text:span><text:span text:style-name="_5f_BVS"><text:span text:style-name="T15">i trois points sont alignés alors leurs images par une symétrie, une rotation ou une translation sont aligné</text:span></text:span><text:span text:style-name="_5f_BVS"><text:span text:style-name="T16">e</text:span></text:span><text:span text:style-name="_5f_BVS"><text:span text:style-name="T15">s »,</text:span></text:span><text:span text:style-name="_5f_BVS"> démontre que D, E et </text:span><text:span text:style-name="_5f_BVS"><text:span text:style-name="T13">H</text:span></text:span><text:span text:style-name="_5f_BVS"> sont alignés.</text:span></text:p>
            </text:list-item>
          </text:list>
          <text:p text:style-name="P31"><text:span text:style-name="_5f_pointillés_20_gris"><text:span text:style-name="T8"><text:tab/></text:span></text:span></text:p>
          <text:p text:style-name="P31"><text:span text:style-name="_5f_pointillés_20_gris"><text:span text:style-name="T9"><text:tab/></text:span></text:span></text:p>
          <text:p text:style-name="P31"><text:span text:style-name="_5f_pointillés_20_gris"><text:span text:style-name="T8"><text:tab/></text:span></text:span></text:p>
          <text:p text:style-name="P31"><text:span text:style-name="_5f_pointillés_20_gris"><text:span text:style-name="T9"><text:tab/></text:span></text:span></text:p>
          <text:list text:continue-numbering="true">
            <text:list-item>
              <text:p text:style-name="P38"><text:span text:style-name="_5f_BVS"><text:span text:style-name="T10">On suppose que AB = 3 cm. Calcule la distance AC et déduis-en la distance EH.</text:span></text:span></text:p>
            </text:list-item>
          </text:list>
          <text:p text:style-name="P31"><text:span text:style-name="_5f_pointillés_20_gris"><text:span text:style-name="T8"><text:tab/></text:span></text:span></text:p>
          <text:p text:style-name="P31"><text:span text:style-name="_5f_pointillés_20_gris"><text:span text:style-name="T9"><text:tab/></text:span></text:span></text:p>
          <text:p text:style-name="P31"><text:span text:style-name="_5f_pointillés_20_gris"><text:span text:style-name="T8"><text:tab/></text:span></text:span></text:p>
          <text:p text:style-name="P31"><text:span text:style-name="_5f_pointillés_20_gris"><text:span text:style-name="T9"><text:tab/></text:span></text:span></text:p>
          <text:p text:style-name="P31"><text:span text:style-name="_5f_pointillés_20_gris"><text:span text:style-name="T8"><text:tab/></text:span></text:span></text:p>
        </text:list-header>
      </text:list>
      <text:list xml:id="list170443011963777" text:continue-list="list3180628802" text:style-name="Num_5f_Exo">
        <text:list-item>
          <text:list>
            <text:list-item>
              <text:list>
                <text:list-item>
                  <text:h text:style-name="P48" text:outline-level="1"><text:span text:style-name="_5f_pointillés_20_gris"> </text:span><text:span text:style-name="_5f_BVS"><text:span text:style-name="T11">On donne un quadrilatère ABCD. Par la translation qui transforme A en C, les points B et D se transforment respectivement en E et F.</text:span></text:span></text:h>
                </text:list-item>
              </text:list>
            </text:list-item>
          </text:list>
        </text:list-item>
      </text:list>
      <text:list xml:id="list170442930807818" text:continue-list="list170442744940342" text:style-name="liste_5f_abc">
        <text:list-item text:start-value="1">
          <text:p text:style-name="P34"><text:span text:style-name="_5f_BVS"><text:span text:style-name="T11">Trace la figure.</text:span></text:span></text:p>
        </text:list-item>
      </text:list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9"><text:span text:style-name="_5f_BVS"/></text:p>
      <text:p text:style-name="P26"><text:span text:style-name="_5f_BVS"/></text:p>
      <text:p text:style-name="P28"><text:span text:style-name="_5f_BVS"/></text:p>
      <text:list xml:id="list170441930103154" text:continue-numbering="true" text:style-name="liste_5f_abc">
        <text:list-item>
          <text:p text:style-name="P36"><text:span text:style-name="_5f_BVS"><text:span text:style-name="T20">Reproduis cette figure sur un logiciel de géométrie dynamique et compare les aires des quadrilatères BDFE et ABCD.</text:span></text:span></text:p>
          <text:p text:style-name="P32"><text:span text:style-name="_5f_pointillés_20_gris"><text:span text:style-name="T8"><text:tab/></text:span></text:span></text:p>
        </text:list-item>
        <text:list-item>
          <text:p text:style-name="P39"><text:span text:style-name="_5f_BVS"><text:span text:style-name="T11">Quelle est la nature des quadrilatères CEBA et CADF ? Justifie.</text:span></text:span></text:p>
          <text:p text:style-name="P32"><text:span text:style-name="_5f_pointillés_20_gris"><text:span text:style-name="T8"><text:tab/></text:span></text:span></text:p>
          <text:p text:style-name="P32"><text:span text:style-name="_5f_pointillés_20_gris"><text:span text:style-name="T8"><text:tab/></text:span></text:span></text:p>
          <text:p text:style-name="P32"><text:span text:style-name="_5f_pointillés_20_gris"><text:span text:style-name="T8"><text:tab/></text:span></text:span></text:p>
          <text:p text:style-name="P32"><text:span text:style-name="_5f_pointillés_20_gris"><text:span text:style-name="T8"><text:tab/></text:span></text:span></text:p>
        </text:list-item>
        <text:list-item>
          <text:p text:style-name="P40"><text:span text:style-name="_5f_BVS"><text:span text:style-name="T11">Quelle est l’image du triangle ABD par la translation qui transforme A en C ?</text:span></text:span></text:p>
          <text:p text:style-name="P32"><text:span text:style-name="_5f_pointillés_20_gris"><text:span text:style-name="T8"><text:tab/></text:span></text:span></text:p>
          <text:p text:style-name="P32"><text:span text:style-name="_5f_pointillés_20_gris"><text:span text:style-name="T8"><text:tab/></text:span></text:span></text:p>
        </text:list-item>
        <text:list-item>
          <text:p text:style-name="P41"><text:span text:style-name="_5f_BVS"><text:span text:style-name="T18">Compare les aires des triangles ADC et FDC d’une part et des triangles CEB et CBA d’autre part. </text:span></text:span></text:p>
          <text:p text:style-name="P32"><text:span text:style-name="_5f_pointillés_20_gris"><text:span text:style-name="T8"><text:tab/></text:span></text:span></text:p>
          <text:p text:style-name="P32"><text:span text:style-name="_5f_pointillés_20_gris"><text:span text:style-name="T8"><text:tab/></text:span></text:span></text:p>
          <text:p text:style-name="P32"><text:span text:style-name="_5f_pointillés_20_gris"><text:span text:style-name="T8"><text:tab/></text:span></text:span></text:p>
        </text:list-item>
        <text:list-item>
          <text:p text:style-name="P42"><text:span text:style-name="_5f_BVS"><text:span text:style-name="T12">Compare les aires des triangles ABD et FCE.</text:span></text:span></text:p>
          <text:p text:style-name="P32"><text:span text:style-name="_5f_pointillés_20_gris"><text:span text:style-name="T8"><text:tab/></text:span></text:span></text:p>
          <text:p text:style-name="P32"><text:span text:style-name="_5f_pointillés_20_gris"><text:span text:style-name="T8"><text:tab/></text:span></text:span></text:p>
        </text:list-item>
        <text:list-item>
          <text:p text:style-name="P43"><text:span text:style-name="_5f_BVS"><text:span text:style-name="T14">Justifie la réponse </text:span></text:span><text:span text:style-name="_5f_BVS"><text:span text:style-name="T24">à </text:span></text:span><text:span text:style-name="_5f_BVS"><text:span text:style-name="T25">la question</text:span></text:span><text:span text:style-name="_5f_BVS"><text:span text:style-name="T14"> </text:span></text:span><text:span text:style-name="_5f_BVS"><text:span text:style-name="T17">b.</text:span></text:span></text:p>
          <text:p text:style-name="P32"><text:span text:style-name="_5f_pointillés_20_gris"><text:span text:style-name="T8"><text:tab/></text:span></text:span></text:p>
          <text:p text:style-name="P32"><text:span text:style-name="_5f_pointillés_20_gris"><text:span text:style-name="T8"><text:tab/></text:span></text:span></text:p>
          <text:p text:style-name="P32"><text:span text:style-name="_5f_pointillés_20_gris"><text:span text:style-name="T8"><text:tab/></text:span></text:span></text:p>
          <text:p text:style-name="P32"><text:span text:style-name="_5f_pointillés_20_gris"><text:span text:style-name="T8"><text:tab/></text:span></text:span></text:p>
          <text:p text:style-name="P33"><text:span text:style-name="_5f_pointillés_20_gris"><text:span text:style-name="T8"><text:tab/></text:span></text:span></text:p>
          <text:p text:style-name="P33"><text:span text:style-name="_5f_pointillés_20_gris"><text:span text:style-name="T8"><text:tab/>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Adobe Caslon Pro Bold" svg:font-family="'Adobe Caslon Pro Bold'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3eacc8" officeooo:paragraph-rsid="003eacc8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ab7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60130a"/>
    </style:style>
    <style:style style:name="MT7" style:family="text">
      <style:text-properties officeooo:rsid="00344eec"/>
    </style:style>
    <style:style style:name="MT8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0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3</text:span></text:p></draw:text-box></draw:frame><draw:line text:anchor-type="paragraph" draw:z-index="5" draw:name="Forme3" draw:style-name="Mgr3" draw:text-style-name="MP26" svg:x1="9.128cm" svg:y1="0.36cm" svg:x2="21.101cm" svg:y2="0.36cm"><text:p/></draw:line>Démonstration<text:span text:style-name="MT6">s</text:span></text:p>
      </style:header>
      <style:footer>
        <text:p text:style-name="MP28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3"><draw:text-box fo:min-height="0.355cm"><text:p text:style-name="MP29"><draw:g text:anchor-type="paragraph" draw:z-index="4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92</text:page-number></text:p></draw:text-box></draw:frame><text:p text:style-name="MP31"><text:span text:style-name="MT7">Transformations et parallélogramme</text:span> • <text:span text:style-name="MT8">D2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1T17:04:40.939000000</dc:date>
    <meta:editing-duration>PT12H35M11S</meta:editing-duration>
    <meta:editing-cycles>92</meta:editing-cycles>
    <meta:generator>LibreOffice/6.3.3.2$Windows_X86_64 LibreOffice_project/a64200df03143b798afd1ec74a12ab50359878ed</meta:generator>
    <dc:subject>diviser</dc:subject>
    <dc:title>A3_3 série 1 </dc:title>
    <meta:printed-by>vanessa nattagh</meta:printed-by>
    <meta:print-date>2020-11-29T16:36:20.258710729</meta:print-date>
    <meta:document-statistic meta:table-count="1" meta:image-count="0" meta:object-count="0" meta:page-count="2" meta:paragraph-count="91" meta:word-count="397" meta:character-count="2402" meta:non-whitespace-character-count="1627"/>
  </office:meta>
</office:document-meta>
</file>